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d9d0" officeooo:paragraph-rsid="001dd9d0"/>
    </style:style>
    <style:style style:name="P2" style:family="paragraph" style:parent-style-name="Standard">
      <style:text-properties style:font-name="DejaVu Sans" officeooo:rsid="001dd9d0" officeooo:paragraph-rsid="00258685"/>
    </style:style>
    <style:style style:name="P3" style:family="paragraph" style:parent-style-name="Standard">
      <style:text-properties style:font-name="DejaVu Sans" officeooo:rsid="001dd9d0" officeooo:paragraph-rsid="0032316c"/>
    </style:style>
    <style:style style:name="P4" style:family="paragraph" style:parent-style-name="Standard">
      <style:text-properties style:font-name="DejaVu Sans" officeooo:rsid="001deb17" officeooo:paragraph-rsid="001deb17"/>
    </style:style>
    <style:style style:name="P5" style:family="paragraph" style:parent-style-name="Standard">
      <style:text-properties style:font-name="DejaVu Sans" officeooo:rsid="001facee" officeooo:paragraph-rsid="001facee"/>
    </style:style>
    <style:style style:name="P6" style:family="paragraph" style:parent-style-name="Standard">
      <style:text-properties style:font-name="DejaVu Sans" officeooo:rsid="0020c048" officeooo:paragraph-rsid="0020c048"/>
    </style:style>
    <style:style style:name="P7" style:family="paragraph" style:parent-style-name="Standard">
      <style:text-properties style:font-name="DejaVu Sans" officeooo:rsid="002267c8" officeooo:paragraph-rsid="0027c041"/>
    </style:style>
    <style:style style:name="P8" style:family="paragraph" style:parent-style-name="Standard">
      <style:text-properties style:font-name="DejaVu Sans" officeooo:rsid="00239dd6" officeooo:paragraph-rsid="00239dd6"/>
    </style:style>
    <style:style style:name="P9" style:family="paragraph" style:parent-style-name="Standard">
      <style:text-properties style:font-name="DejaVu Sans" officeooo:rsid="0024cb45" officeooo:paragraph-rsid="0024cb45"/>
    </style:style>
    <style:style style:name="P10" style:family="paragraph" style:parent-style-name="Standard">
      <style:text-properties style:font-name="DejaVu Sans" officeooo:rsid="0025439d" officeooo:paragraph-rsid="0025439d"/>
    </style:style>
    <style:style style:name="P11" style:family="paragraph" style:parent-style-name="Standard">
      <style:text-properties style:font-name="DejaVu Sans" officeooo:rsid="0025439d" officeooo:paragraph-rsid="003d7f88"/>
    </style:style>
    <style:style style:name="P12" style:family="paragraph" style:parent-style-name="Standard">
      <style:text-properties style:font-name="DejaVu Sans" officeooo:rsid="0025fa1c" officeooo:paragraph-rsid="0025fa1c"/>
    </style:style>
    <style:style style:name="P13" style:family="paragraph" style:parent-style-name="Standard">
      <style:text-properties style:font-name="DejaVu Sans" fo:font-weight="bold" officeooo:rsid="001deb17" officeooo:paragraph-rsid="001deb17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1facee" officeooo:paragraph-rsid="001facee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25439d" officeooo:paragraph-rsid="0025439d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01dd9d0" officeooo:paragraph-rsid="001dd9d0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020c048" officeooo:paragraph-rsid="0020c04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0239dd6" officeooo:paragraph-rsid="00239dd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025fa1c" officeooo:paragraph-rsid="0025fa1c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027c041" officeooo:paragraph-rsid="0027c041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029a2e9" officeooo:paragraph-rsid="0029a2e9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02d390d" officeooo:paragraph-rsid="002d390d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02e3bd0" officeooo:paragraph-rsid="002e3bd0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02f893a" officeooo:paragraph-rsid="002f893a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0318b11" officeooo:paragraph-rsid="00318b11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0318b11" officeooo:paragraph-rsid="0032316c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032316c" officeooo:paragraph-rsid="0032316c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0324483" officeooo:paragraph-rsid="00324483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0363af2" officeooo:paragraph-rsid="00363af2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036466b" officeooo:paragraph-rsid="0036466b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0368b44" officeooo:paragraph-rsid="00368b44" style:font-weight-asian="bold" style:font-weight-complex="bold"/>
    </style:style>
    <style:style style:name="P32" style:family="paragraph" style:parent-style-name="Standard">
      <style:text-properties style:font-name="DejaVu Sans" fo:font-weight="bold" officeooo:rsid="00382e46" officeooo:paragraph-rsid="00382e46" style:font-weight-asian="bold" style:font-weight-complex="bold"/>
    </style:style>
    <style:style style:name="P33" style:family="paragraph" style:parent-style-name="Standard">
      <style:text-properties style:font-name="DejaVu Sans" fo:font-weight="bold" officeooo:rsid="0038524b" officeooo:paragraph-rsid="0038524b" style:font-weight-asian="bold" style:font-weight-complex="bold"/>
    </style:style>
    <style:style style:name="P34" style:family="paragraph" style:parent-style-name="Standard">
      <style:text-properties style:font-name="DejaVu Sans" fo:font-weight="bold" officeooo:rsid="003a45b2" officeooo:paragraph-rsid="003a45b2" style:font-weight-asian="bold" style:font-weight-complex="bold"/>
    </style:style>
    <style:style style:name="P35" style:family="paragraph" style:parent-style-name="Standard">
      <style:text-properties style:font-name="DejaVu Sans" fo:font-weight="bold" officeooo:rsid="003c1f31" officeooo:paragraph-rsid="003c1f31" style:font-weight-asian="bold" style:font-weight-complex="bold"/>
    </style:style>
    <style:style style:name="P36" style:family="paragraph" style:parent-style-name="Standard">
      <style:text-properties style:font-name="DejaVu Sans" fo:font-weight="bold" officeooo:rsid="003d42cc" officeooo:paragraph-rsid="003d42cc" style:font-weight-asian="bold" style:font-weight-complex="bold"/>
    </style:style>
    <style:style style:name="P37" style:family="paragraph" style:parent-style-name="Standard">
      <style:text-properties style:font-name="DejaVu Sans" fo:font-weight="bold" officeooo:rsid="004048d4" officeooo:paragraph-rsid="004048d4" style:font-weight-asian="bold" style:font-weight-complex="bold"/>
    </style:style>
    <style:style style:name="P38" style:family="paragraph" style:parent-style-name="Standard">
      <style:text-properties style:font-name="DejaVu Sans" fo:font-weight="bold" officeooo:rsid="00430436" officeooo:paragraph-rsid="00430436" style:font-weight-asian="bold" style:font-weight-complex="bold"/>
    </style:style>
    <style:style style:name="P39" style:family="paragraph" style:parent-style-name="Standard">
      <style:text-properties style:font-name="DejaVu Sans" fo:font-weight="bold" officeooo:rsid="0045f7ee" officeooo:paragraph-rsid="0045f7ee" style:font-weight-asian="bold" style:font-weight-complex="bold"/>
    </style:style>
    <style:style style:name="P40" style:family="paragraph" style:parent-style-name="Standard">
      <style:text-properties style:font-name="DejaVu Sans" fo:font-weight="normal" officeooo:rsid="0029a2e9" officeooo:paragraph-rsid="0029a2e9" style:font-weight-asian="normal" style:font-weight-complex="normal"/>
    </style:style>
    <style:style style:name="P41" style:family="paragraph" style:parent-style-name="Standard">
      <style:text-properties style:font-name="DejaVu Sans" fo:font-weight="normal" officeooo:rsid="002a75d1" officeooo:paragraph-rsid="002a75d1" style:font-weight-asian="normal" style:font-weight-complex="normal"/>
    </style:style>
    <style:style style:name="P42" style:family="paragraph" style:parent-style-name="Standard">
      <style:text-properties style:font-name="DejaVu Sans" fo:font-weight="normal" officeooo:rsid="0027c041" officeooo:paragraph-rsid="0027c041" style:font-weight-asian="normal" style:font-weight-complex="normal"/>
    </style:style>
    <style:style style:name="P43" style:family="paragraph" style:parent-style-name="Standard">
      <style:text-properties style:font-name="DejaVu Sans" fo:font-weight="normal" officeooo:rsid="0027c041" officeooo:paragraph-rsid="0029a2e9" style:font-weight-asian="normal" style:font-weight-complex="normal"/>
    </style:style>
    <style:style style:name="P44" style:family="paragraph" style:parent-style-name="Standard">
      <style:text-properties style:font-name="DejaVu Sans" fo:font-weight="normal" officeooo:rsid="002d390d" officeooo:paragraph-rsid="002d390d" style:font-weight-asian="normal" style:font-weight-complex="normal"/>
    </style:style>
    <style:style style:name="P45" style:family="paragraph" style:parent-style-name="Standard">
      <style:text-properties style:font-name="DejaVu Sans" fo:font-weight="normal" officeooo:rsid="002e3bd0" officeooo:paragraph-rsid="002e3bd0" style:font-weight-asian="normal" style:font-weight-complex="normal"/>
    </style:style>
    <style:style style:name="P46" style:family="paragraph" style:parent-style-name="Standard">
      <style:text-properties style:font-name="DejaVu Sans" fo:font-weight="normal" officeooo:rsid="00318b11" officeooo:paragraph-rsid="00318b11" style:font-weight-asian="normal" style:font-weight-complex="normal"/>
    </style:style>
    <style:style style:name="P47" style:family="paragraph" style:parent-style-name="Standard">
      <style:text-properties style:font-name="DejaVu Sans" fo:font-weight="normal" officeooo:rsid="0032316c" officeooo:paragraph-rsid="0032316c" style:font-weight-asian="normal" style:font-weight-complex="normal"/>
    </style:style>
    <style:style style:name="P48" style:family="paragraph" style:parent-style-name="Standard">
      <style:text-properties style:font-name="DejaVu Sans" fo:font-weight="normal" officeooo:rsid="001dd9d0" officeooo:paragraph-rsid="0032316c" style:font-weight-asian="normal" style:font-weight-complex="normal"/>
    </style:style>
    <style:style style:name="P49" style:family="paragraph" style:parent-style-name="Standard">
      <style:text-properties style:font-name="DejaVu Sans" fo:font-weight="normal" officeooo:rsid="00324483" officeooo:paragraph-rsid="00324483" style:font-weight-asian="normal" style:font-weight-complex="normal"/>
    </style:style>
    <style:style style:name="P50" style:family="paragraph" style:parent-style-name="Standard">
      <style:text-properties style:font-name="DejaVu Sans" fo:font-weight="normal" officeooo:rsid="0034fc27" officeooo:paragraph-rsid="0034fc27" style:font-weight-asian="normal" style:font-weight-complex="normal"/>
    </style:style>
    <style:style style:name="P51" style:family="paragraph" style:parent-style-name="Standard">
      <style:text-properties style:font-name="DejaVu Sans" fo:font-weight="normal" officeooo:rsid="0036466b" officeooo:paragraph-rsid="0036466b" style:font-weight-asian="normal" style:font-weight-complex="normal"/>
    </style:style>
    <style:style style:name="P52" style:family="paragraph" style:parent-style-name="Standard">
      <style:text-properties style:font-name="DejaVu Sans" fo:font-weight="normal" officeooo:rsid="00368b44" officeooo:paragraph-rsid="00368b44" style:font-weight-asian="normal" style:font-weight-complex="normal"/>
    </style:style>
    <style:style style:name="P53" style:family="paragraph" style:parent-style-name="Standard">
      <style:text-properties style:font-name="DejaVu Sans" fo:font-weight="normal" officeooo:rsid="00382e46" officeooo:paragraph-rsid="00382e46" style:font-weight-asian="normal" style:font-weight-complex="normal"/>
    </style:style>
    <style:style style:name="P54" style:family="paragraph" style:parent-style-name="Standard">
      <style:text-properties style:font-name="DejaVu Sans" fo:font-weight="normal" officeooo:rsid="0038524b" officeooo:paragraph-rsid="0038524b" style:font-weight-asian="normal" style:font-weight-complex="normal"/>
    </style:style>
    <style:style style:name="P55" style:family="paragraph" style:parent-style-name="Standard">
      <style:text-properties style:font-name="DejaVu Sans" fo:font-weight="normal" officeooo:rsid="003a45b2" officeooo:paragraph-rsid="003a45b2" style:font-weight-asian="normal" style:font-weight-complex="normal"/>
    </style:style>
    <style:style style:name="P56" style:family="paragraph" style:parent-style-name="Standard">
      <style:text-properties style:font-name="DejaVu Sans" fo:font-weight="normal" officeooo:rsid="002f893a" officeooo:paragraph-rsid="002f893a" style:font-weight-asian="normal" style:font-weight-complex="normal"/>
    </style:style>
    <style:style style:name="P57" style:family="paragraph" style:parent-style-name="Standard">
      <style:text-properties style:font-name="DejaVu Sans" fo:font-weight="normal" officeooo:rsid="002fa936" officeooo:paragraph-rsid="002fa936" style:font-weight-asian="normal" style:font-weight-complex="normal"/>
    </style:style>
    <style:style style:name="P58" style:family="paragraph" style:parent-style-name="Standard">
      <style:text-properties style:font-name="DejaVu Sans" fo:font-weight="normal" officeooo:rsid="003c1f31" officeooo:paragraph-rsid="003c1f31" style:font-weight-asian="normal" style:font-weight-complex="normal"/>
    </style:style>
    <style:style style:name="P59" style:family="paragraph" style:parent-style-name="Standard">
      <style:text-properties style:font-name="DejaVu Sans" fo:font-weight="normal" officeooo:rsid="003f5a37" officeooo:paragraph-rsid="003f5a37" style:font-weight-asian="normal" style:font-weight-complex="normal"/>
    </style:style>
    <style:style style:name="P60" style:family="paragraph" style:parent-style-name="Standard">
      <style:text-properties style:font-name="DejaVu Sans" fo:font-weight="normal" officeooo:rsid="001facee" officeooo:paragraph-rsid="004048d4" style:font-weight-asian="normal" style:font-weight-complex="normal"/>
    </style:style>
    <style:style style:name="P61" style:family="paragraph" style:parent-style-name="Standard">
      <style:text-properties style:font-name="DejaVu Sans" fo:font-weight="normal" officeooo:rsid="00430436" officeooo:paragraph-rsid="00430436" style:font-weight-asian="normal" style:font-weight-complex="normal"/>
    </style:style>
    <style:style style:name="P62" style:family="paragraph" style:parent-style-name="Standard">
      <style:text-properties style:font-name="DejaVu Sans" fo:font-weight="normal" officeooo:rsid="0044545a" officeooo:paragraph-rsid="0044545a" style:font-weight-asian="normal" style:font-weight-complex="normal"/>
    </style:style>
    <style:style style:name="P63" style:family="paragraph" style:parent-style-name="Standard">
      <style:text-properties style:font-name="DejaVu Sans" fo:font-weight="normal" officeooo:rsid="0045f7ee" officeooo:paragraph-rsid="0045f7ee" style:font-weight-asian="normal" style:font-weight-complex="normal"/>
    </style:style>
    <style:style style:name="P64" style:family="paragraph" style:parent-style-name="Standard">
      <style:text-properties style:font-name="DejaVu Sans" officeooo:rsid="002ad961" officeooo:paragraph-rsid="002ad961"/>
    </style:style>
    <style:style style:name="P65" style:family="paragraph" style:parent-style-name="Standard">
      <style:text-properties style:font-name="DejaVu Sans" officeooo:rsid="002dece8" officeooo:paragraph-rsid="002dece8"/>
    </style:style>
    <style:style style:name="P66" style:family="paragraph" style:parent-style-name="Standard">
      <style:text-properties style:font-name="DejaVu Sans" officeooo:rsid="002f893a" officeooo:paragraph-rsid="002f893a"/>
    </style:style>
    <style:style style:name="P67" style:family="paragraph" style:parent-style-name="Standard">
      <style:text-properties style:font-name="DejaVu Sans" officeooo:rsid="002fa936" officeooo:paragraph-rsid="002fa936"/>
    </style:style>
    <style:style style:name="P68" style:family="paragraph" style:parent-style-name="Standard">
      <style:text-properties style:font-name="DejaVu Sans" officeooo:rsid="003a45b2" officeooo:paragraph-rsid="003a45b2"/>
    </style:style>
    <style:style style:name="P69" style:family="paragraph" style:parent-style-name="Standard">
      <style:text-properties style:font-name="DejaVu Sans" fo:font-style="italic" fo:font-weight="normal" officeooo:rsid="002f893a" officeooo:paragraph-rsid="002f893a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font-name="DejaVu Sans" officeooo:rsid="001dd9d0" officeooo:paragraph-rsid="00258685"/>
    </style:style>
    <style:style style:name="P71" style:family="paragraph" style:parent-style-name="Standard">
      <style:text-properties style:font-name="DejaVu Sans" officeooo:rsid="001dd9d0" officeooo:paragraph-rsid="003a45b2"/>
    </style:style>
    <style:style style:name="P72" style:family="paragraph" style:parent-style-name="Standard">
      <style:text-properties style:font-name="DejaVu Sans" officeooo:rsid="0046ceb8" officeooo:paragraph-rsid="0046ceb8"/>
    </style:style>
    <style:style style:name="P73" style:family="paragraph" style:parent-style-name="Standard">
      <style:text-properties style:font-name="DejaVu Sans" fo:font-weight="normal" officeooo:rsid="003d42cc" officeooo:paragraph-rsid="003d42cc" style:font-weight-asian="normal" style:font-weight-complex="normal"/>
    </style:style>
    <style:style style:name="P74" style:family="paragraph" style:parent-style-name="Standard">
      <style:text-properties style:font-name="DejaVu Sans" fo:font-weight="normal" officeooo:rsid="0045f7ee" officeooo:paragraph-rsid="0049c454" style:font-weight-asian="normal" style:font-weight-complex="normal"/>
    </style:style>
    <style:style style:name="P75" style:family="paragraph" style:parent-style-name="Standard">
      <style:text-properties style:font-name="DejaVu Sans" fo:font-weight="normal" officeooo:rsid="004f7b76" officeooo:paragraph-rsid="004f7b76" style:font-weight-asian="normal" style:font-weight-complex="normal"/>
    </style:style>
    <style:style style:name="P76" style:family="paragraph" style:parent-style-name="Standard">
      <style:text-properties style:font-name="DejaVu Sans" officeooo:rsid="0025439d" officeooo:paragraph-rsid="004b94a3"/>
    </style:style>
    <style:style style:name="P77" style:family="paragraph" style:parent-style-name="Standard">
      <style:text-properties style:font-name="DejaVu Sans" officeooo:rsid="001deb17" officeooo:paragraph-rsid="004e526a"/>
    </style:style>
    <style:style style:name="P78" style:family="paragraph" style:parent-style-name="Standard">
      <style:text-properties style:font-name="DejaVu Sans" fo:font-weight="bold" officeooo:rsid="003c1f31" officeooo:paragraph-rsid="003c1f31" style:font-weight-asian="bold" style:font-weight-complex="bold"/>
    </style:style>
    <style:style style:name="P79" style:family="paragraph" style:parent-style-name="Standard">
      <style:text-properties style:font-name="DejaVu Sans" fo:font-weight="bold" officeooo:rsid="004f7b76" officeooo:paragraph-rsid="004f7b76" style:font-weight-asian="bold" style:font-weight-complex="bold"/>
    </style:style>
    <style:style style:name="T1" style:family="text">
      <style:text-properties officeooo:rsid="001facee"/>
    </style:style>
    <style:style style:name="T2" style:family="text">
      <style:text-properties officeooo:rsid="0024cb45"/>
    </style:style>
    <style:style style:name="T3" style:family="text">
      <style:text-properties officeooo:rsid="002763f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c041" style:font-weight-asian="bold" style:font-weight-complex="bold"/>
    </style:style>
    <style:style style:name="T6" style:family="text">
      <style:text-properties officeooo:rsid="002ad961"/>
    </style:style>
    <style:style style:name="T7" style:family="text">
      <style:text-properties officeooo:rsid="002b43fa"/>
    </style:style>
    <style:style style:name="T8" style:family="text">
      <style:text-properties officeooo:rsid="0032316c"/>
    </style:style>
    <style:style style:name="T9" style:family="text">
      <style:text-properties officeooo:rsid="00324483"/>
    </style:style>
    <style:style style:name="T10" style:family="text">
      <style:text-properties officeooo:rsid="00343999"/>
    </style:style>
    <style:style style:name="T11" style:family="text">
      <style:text-properties officeooo:rsid="0034fc27"/>
    </style:style>
    <style:style style:name="T12" style:family="text">
      <style:text-properties officeooo:rsid="003d7f88"/>
    </style:style>
    <style:style style:name="T13" style:family="text">
      <style:text-properties officeooo:rsid="003f5a37"/>
    </style:style>
    <style:style style:name="T14" style:family="text">
      <style:text-properties officeooo:rsid="00423e73"/>
    </style:style>
    <style:style style:name="T15" style:family="text">
      <style:text-properties officeooo:rsid="00473072"/>
    </style:style>
    <style:style style:name="T16" style:family="text">
      <style:text-properties officeooo:rsid="0047d543"/>
    </style:style>
    <style:style style:name="T17" style:family="text">
      <style:text-properties officeooo:rsid="004859ff"/>
    </style:style>
    <style:style style:name="T18" style:family="text">
      <style:text-properties officeooo:rsid="004928ce"/>
    </style:style>
    <style:style style:name="T19" style:family="text">
      <style:text-properties officeooo:rsid="004d6d35"/>
    </style:style>
    <style:style style:name="T20" style:family="text">
      <style:text-properties officeooo:rsid="005013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Slide 2 : « À ton avis, quel est le pire fléau ... »</text:p>
      <text:p text:style-name="P75">pas indifférents ? Un peu ignorant ? Aborder physique, histoire, sociologie, économie, chimie, climatologie, informatique… un peu de tout, très simplifié</text:p>
      <text:p text:style-name="P35"/>
      <text:p text:style-name="P35">Slide 4 : Matrix</text:p>
      <text:p text:style-name="P58">Nous vivons dans un monde que nous ne voyons plus et dont nous percevons pas les dimensions. Invitation à passer de l’autre côté pour comprendre ses ordres de grandeur, ses dépendances et tout mettre en cohérence.</text:p>
      <text:p text:style-name="P58"/>
      <text:p text:style-name="P39">Slide 12 : « Il fût un temps où nous étions renouvelables... »</text:p>
      <text:p text:style-name="P63">On connaît déjà cette situation. C’est possible.</text:p>
      <text:p text:style-name="P63">Mais espérance de vie de 30 ans et humanité agricole de 500M h.</text:p>
      <text:p text:style-name="P58"/>
      <text:p text:style-name="P36">Slide 13 : « Pourquoi Diable être passé des ENR au pétrole ? »</text:p>
      <text:p text:style-name="P73">Notre potion magique et notre drogue : tout autour de nous est fait avec du pétrole : bâtiment/béton, fer, bois, déplacements, habits, chauffage, matières synthétiques, ordinateurs, etc, etc. Invisible et pourtant énorme quantité !</text:p>
      <text:p text:style-name="P74">La puissance des machines actuellement en train de fonctionner sur Terre est plusieurs centaines de fois la capacité musculaire de toute l’humanité.</text:p>
      <text:p text:style-name="P16"/>
      <text:p text:style-name="P16"><text:span text:style-name="T1">S</text:span>lide 14 : « Miam miam kWh »</text:p>
      <text:p text:style-name="P1">constat : nous consommons chacun de plus en plus d’énergie, plus que nos parents, que nos grands-parents, etc =&gt; nous utilisons chacun toujours plus de machines.</text:p>
      <text:p text:style-name="P9">Nous sommes des supermans.</text:p>
      <text:p text:style-name="P64">Expliquer pourquoi 1860, révolution industrielle.</text:p>
      <text:p text:style-name="P9"/>
      <text:p text:style-name="P15">Slide 15 : « plus d’énergie = tout le monde à l’usine, puis au bureau »</text:p>
      <text:p text:style-name="P10">Libération du temps de travail pour la production agricole, puis industrielle. Graphe non présenté corrélation nb agriculteur/énergie secteur agricole.</text:p>
      <text:p text:style-name="P10">Emplois de service, richesse.</text:p>
      <text:p text:style-name="P10">Avant, seuls quelques rentiers pouvaient faire des professions intellectuelles.</text:p>
      <text:p text:style-name="P11">+machines =&gt; +temps libre, -moins pénible =&gt; <text:span text:style-name="T6">nourriture abondante et peu chère</text:span></text:p>
      <text:p text:style-name="P76"><text:span text:style-name="T12">organisation de la société : étalement des villes, maisons individuelles, chauffage, vêtements peu chers, véhicules personnels,électroménager, objets techno, </text:span>congés, <text:span text:style-name="T6">loisirs, voyages, </text:span>études longues, <text:span text:style-name="T12">système de santé, système de retraites, </text:span>travail des femmes, égalité hommes/femmes, droits, démocratie</text:p>
      <text:p text:style-name="P10">&gt; démocraties antiques : quelques élites assis sur armées d’esclaves.</text:p>
      <text:p text:style-name="P1"/>
      <text:p text:style-name="P13">Slide 16 : « Plus de consommateurs, aussi... »</text:p>
      <text:p text:style-name="P77">-10000 Le climat a fini par se stabiliser après lent réchauffement depuis dernière glaciation : sédentarisation, invention de l’agriculture <text:span text:style-name="T7">(-8000)</text:span>, puis premières villes <text:span text:style-name="T19">(spécialisation du travail)</text:span>. </text:p>
      <text:p text:style-name="P4"/>
      <text:p text:style-name="P14">Slide 17 : « plus x plus = beaucoup plus »</text:p>
      <text:p text:style-name="P5">constat :</text:p>
      <text:p text:style-name="P5">- la consommation globale augmente fortement, surtout depuis fin WWII</text:p>
      <text:p text:style-name="P5">- aucune source d’énergie ne substitue une source précédemment utilisée : empilement avec augmentation</text:p>
      <text:p text:style-name="P5">- le charbon n’est pas une énergie du XIX° s, encore très fortement utilisé, en augmentation</text:p>
      <text:p text:style-name="P5"><text:soft-page-break/>-80 % des énergies utilisées actuellement sont des énergies fossiles, donc carbonnées</text:p>
      <text:p text:style-name="P5">- prépondérance du pétrole</text:p>
      <text:p text:style-name="P5"/>
      <text:p text:style-name="P5"/>
      <text:p text:style-name="P7"><text:span text:style-name="T4">Slide 18</text:span> :<text:span text:style-name="T4"> « </text:span><text:span text:style-name="T5">si nous sommes ici, c’est un peu à cause de lui... »</text:span></text:p>
      <text:p text:style-name="P7">Jean-Baptiste Say, traité publié en 1803</text:p>
      <text:p text:style-name="P5"/>
      <text:p text:style-name="P17">Slide 19 : « Notre capital de départ »</text:p>
      <text:p text:style-name="P6">En fait, toutes les ressources naturelles sont gratuites : personne n’a payé pour <text:s/>l’air, le vent (éoliennes), les océans, les vagues, les montagnes, la pluie (barrages), les arbres (bois, charbon de bois), l’uranium, le charbon, le gaz ou la formation du pétrole.</text:p>
      <text:p text:style-name="P5"/>
      <text:p text:style-name="P18">Slide 20 : l »L’économie de la terre plate »</text:p>
      <text:p text:style-name="P8"><text:span text:style-name="T2">l</text:span>es acteurs économiques vu par le traité, à l’époque… mais encore souvent maintenant.</text:p>
      <text:p text:style-name="P8"/>
      <text:p text:style-name="P18">Slide 21 : « <text:span text:style-name="T2">en fait, il vaut mieux avoir de la ressource... »</text:span></text:p>
      <text:p text:style-name="P9">comment fonctionne le système productif de nos jours =&gt; tout est produit sur la base de ressources énergétiques</text:p>
      <text:p text:style-name="P9"/>
      <text:p text:style-name="P19">Slide 23 : « 2000 ans <text:span text:style-name="T3">de PIB »</text:span></text:p>
      <text:p text:style-name="P12">explication PIB et croissance.</text:p>
      <text:p text:style-name="P12"/>
      <text:p text:style-name="P20">Slide 24 : « le meilleur modèle macro-économique du monde : une droite »</text:p>
      <text:p text:style-name="P42">Très forte corrélation PIB / Énergie. </text:p>
      <text:p text:style-name="P42">Moins vrai dans pays très riches, mais sans réel découplage néanmoins. Si énergie baisse, PIB baisse.</text:p>
      <text:p text:style-name="P21"/>
      <text:p text:style-name="P21">Slide 25 : Puis avoir du PIB sans énergie ?</text:p>
      <text:p text:style-name="P43">Causalité étudiée Énergie =&gt; PIB avec un coeff élasticité de 0.6.</text:p>
      <text:p text:style-name="P43"/>
      <text:p text:style-name="P21">Slide 27: prix des barils</text:p>
      <text:p text:style-name="P40">Pourquoi le pétrole ? On a déjà vu sa densité énergétique. </text:p>
      <text:p text:style-name="P40">Le pétrole n’est pas cher du tout.</text:p>
      <text:p text:style-name="P40"/>
      <text:p text:style-name="P41"><text:span text:style-name="T4">Slide 28 : « les maths, c’est décidément détestable... </text:span>»</text:p>
      <text:p text:style-name="P41">Le stock de pétrole est fini à notre échelle de temps.</text:p>
      <text:p text:style-name="P41"/>
      <text:p text:style-name="P22">Slide 30 : « Prochain pic pétrolier »</text:p>
      <text:p text:style-name="P44">pic pétrole conventionnel en 2008</text:p>
      <text:p text:style-name="P44">shale oil +10 ans, EROI = 3 (vs 100 sur crude en 1930)</text:p>
      <text:p text:style-name="P44">prévision pic global 2020-2025</text:p>
      <text:p text:style-name="P65"/>
      <text:p text:style-name="P65"><text:span text:style-name="T4">Slide 31 : « Saloperie de physique ! </text:span>»</text:p>
      <text:p text:style-name="P65">Variation de la croissance moyenne</text:p>
      <text:p text:style-name="P65"/>
      <text:p text:style-name="P23">Slide 36 : effet de serre</text:p>
      <text:p text:style-name="P45"><text:soft-page-break/>Gaz à effet de serre : H2O, CO2, tout gaz tri-atomique. PRG (pouvoir de réchauffement global) ou forçage radiatif, différent selon les gaz. Méthane &gt; CO2 par exemple.</text:p>
      <text:p text:style-name="P45"/>
      <text:p text:style-name="P23">Slide 37 : histoire CO2 dans l’atmosphère</text:p>
      <text:p text:style-name="P45">Ère quaternaire début -2.5 millions d’années =&gt; ère des glaciations.</text:p>
      <text:p text:style-name="P45">Variation position et axe de la Terre, cycles de Milankovitch</text:p>
      <text:p text:style-name="P45">Dernière de -120000 à -10000 ans.</text:p>
      <text:p text:style-name="P45"/>
      <text:p text:style-name="P24">Slide 38 : « Help ! Where is the reset button ? »</text:p>
      <text:p text:style-name="P56">Le CO2 émis va rester jusqu’à 150 ans dans l’air, puis 1000 ans dans les océans, avant de se recombiner en carbonate de calcium (craie, marbre, tartre).</text:p>
      <text:p text:style-name="P69">Donc, on ne peut plus arrêter le processus, <text:span text:style-name="T15">même</text:span> si on n’arrêtait toutes les émissions immédiatement !</text:p>
      <text:p text:style-name="P65"/>
      <text:p text:style-name="P66"><text:span text:style-name="T4">Slide 39 : « +4°C, juste un pull en moins ? </text:span>»</text:p>
      <text:p text:style-name="P66">On parle de +1.5, +2, +5°C : à quoi cela correspond-il</text:p>
      <text:p text:style-name="P66">Température globale moyenne annuelle = très difficile de se représenter à nos sens.</text:p>
      <text:p text:style-name="P65"/>
      <text:p text:style-name="P24">Slide 40 : « +5°C, juste un pull en moins ? » #2</text:p>
      <text:p text:style-name="P56">calotte glaciaire de 3 km d’épaisseur</text:p>
      <text:p text:style-name="P57">plus de Manche, désert polaire, steppe toundra, mammouths</text:p>
      <text:p text:style-name="P57">Homo sapiens Europe 45000 ans =&gt; 100 000 individus</text:p>
      <text:p text:style-name="P2"/>
      <text:p text:style-name="P25">Slide 41 : « mais un climat, ce n’est pas juste une température moyenne »</text:p>
      <text:p text:style-name="P46">Modèle +2°C GIEC / IPCC</text:p>
      <text:p text:style-name="P46">=&gt; définition GIEC (groupe d’experts intergouvernemental sur l’évolution du climat) et son rôle</text:p>
      <text:p text:style-name="P46">Pourquoi +1.5 ou 2°C <text:span text:style-name="T11">en 2100 </text:span>? accord de Paris. <text:span text:style-name="T11">+2 / 1850 !</text:span></text:p>
      <text:p text:style-name="P46">Moyenne, mais différences fortes selon géographie, période année, etc.</text:p>
      <text:p text:style-name="P59">Note : inertie océans / continent =&gt; t° bien plus chaudes et variables sur terre (+3° ou 4)</text:p>
      <text:p text:style-name="P47">France très touchée (tout bassin méditerranéen) =&gt; sécheresse chronique <text:span text:style-name="T18">pour les 20 ans qui viennent. Ceux qui ont peu auront moins, ceux qui ont trop, auront plus.</text:span></text:p>
      <text:p text:style-name="P47">Stress fort sur Maghreb, Égypte (90M), printemps arabes, Afrique subsaharienne : Nigéria <text:span text:style-name="T16">203</text:span>M =&gt; <text:span text:style-name="T17">440</text:span> M en 2050.</text:p>
      <text:p text:style-name="P46"/>
      <text:p text:style-name="P26">Slide 4<text:span text:style-name="T8">2</text:span> : « <text:span text:style-name="T8">pleuvra, pleuvra pas? »</text:span></text:p>
      <text:p text:style-name="P47">évolution réelle sur 60 dernières années. </text:p>
      <text:p text:style-name="P47">Déficit hydrique Rodez 11 % <text:span text:style-name="T18">Toulouse 49 % Clermont 51 % St-Étienne 76 %</text:span></text:p>
      <text:p text:style-name="P47"/>
      <text:p text:style-name="P27">Slide 43 : « un jour, l’avenir devient le présent »</text:p>
      <text:p text:style-name="P47">hausse océan : <text:span text:style-name="T9">dilatation, puis fonte des glaces</text:span></text:p>
      <text:p text:style-name="P3">population dépendant des océans = 3,5 milliards de personnes, dont 200 millions directement travailleurs de la mer</text:p>
      <text:p text:style-name="P3"/>
      <text:p text:style-name="P28">Slide 45 : « 2°C, fingers in the nose »</text:p>
      <text:p text:style-name="P49">Si on ne tient pas les 2°C, on pourrait ne pas tenir les 3°C : tipping points.</text:p>
      <text:p text:style-name="P49"><text:soft-page-break/>Relargage CO2 mais surtout méthane permafrost + réduction albédo <text:span text:style-name="T10">banquise</text:span></text:p>
      <text:p text:style-name="P49"/>
      <text:p text:style-name="P29">Slide 46 : graphique Shift Project, trajectoire limitée à 2°</text:p>
      <text:p text:style-name="P50">Pour atteindre 2°C, il faut diviser tout par 3 d’ici 2050 au niveau mondial =&gt; -5 % par an pendant 30 ans !</text:p>
      <text:p text:style-name="P50">Et diviser par 6 pour nous en France</text:p>
      <text:p text:style-name="P50"/>
      <text:p text:style-name="P30">Slide 48 : « Empreinte carbone des Français »</text:p>
      <text:p text:style-name="P51">définition empreinte, comprenant importations, première imputation</text:p>
      <text:p text:style-name="P51"/>
      <text:p text:style-name="P31">Slide 49 : graphique Faire sa part</text:p>
      <text:p text:style-name="P52">Le reste, c’est tout le système socio-économique tel qu’il fonctionne : industrie, commerce, travaux, <text:span text:style-name="T13">frêt de marchandises, </text:span>agriculture, <text:span text:style-name="T13">services publics, </text:span>banques, <text:span text:style-name="T13">production énergie chaleur, gaz, életricité</text:span>.</text:p>
      <text:p text:style-name="P52">Notre tout petit levier : outil de travail IUT.</text:p>
      <text:p text:style-name="P59">Faire sa part réaliste : -10 % individuel – 10 % ménages – 60 % systémique soit 1/3 individus, 2/3 systémique.</text:p>
      <text:p text:style-name="P52"/>
      <text:p text:style-name="P32">Slide 50 : Énergie finale en France</text:p>
      <text:p text:style-name="P53">2/3 fossiles, 1/4 électricité.</text:p>
      <text:p text:style-name="P53">Électricité décarbonnée à 90 % =&gt; focus sur les fossiles.</text:p>
      <text:p text:style-name="P53"/>
      <text:p text:style-name="P37">Slide 51 : graphique Production mondiale d’énergie primaire</text:p>
      <text:p text:style-name="P60">- <text:span text:style-name="T6">illusoire de penser remplacer tous les fossiles par autre chose, qui nécessite des fossiles !</text:span></text:p>
      <text:p text:style-name="P60"/>
      <text:p text:style-name="P38">Slide 53 ; « Le Club de Rome ... »</text:p>
      <text:p text:style-name="P61">Rapport Meadows 1972, puis 1975.</text:p>
      <text:p text:style-name="P61">12 scénarios. BAU</text:p>
      <text:p text:style-name="P61">Simulation CNRS en incluant « l’argent »</text:p>
      <text:p text:style-name="P61">Simulation université Islande 2018.</text:p>
      <text:p text:style-name="P62">Robustesse modèle depuis 40 ans...</text:p>
      <text:p text:style-name="P48"/>
      <text:p text:style-name="P33">Slide 5<text:span text:style-name="T14">8</text:span> : « les postes de consommations »</text:p>
      <text:p text:style-name="P54">60 % de la consommation d’énergie est réalisée par les terminaux et 2/3 de cette consommation lors de la construction =&gt; acheter/renouveler beaucoup de matériel final.</text:p>
      <text:p text:style-name="P54"/>
      <text:p text:style-name="P34">Slide 5<text:span text:style-name="T14">9</text:span> : « toujours plus de terminaux »</text:p>
      <text:p text:style-name="P55">CAGR : compound annual growth rate, taux de croissance annuel moyen</text:p>
      <text:p text:style-name="P55"/>
      <text:p text:style-name="P34">Slide 6<text:span text:style-name="T14">2</text:span> : « la surconsommation numérique n’a pas d’impact ... »</text:p>
      <text:p text:style-name="P55">courbe grise : investissements annuels en IT</text:p>
      <text:p text:style-name="P55">autres courbes : PIB mondial</text:p>
      <text:p text:style-name="P71"/>
      <text:p text:style-name="P67">- population totale : 7.5 milliards</text:p>
      <text:p text:style-name="P2">- 38 millions de voitures en France</text:p>
      <text:p text:style-name="P2">- <text:span text:style-name="T12">1 m³ de béton nécessite 2 775 MJ, soit 770 kWh</text:span></text:p>
      <text:p text:style-name="P68">équivalences puissance / <text:span text:style-name="T20">énergie</text:span></text:p>
      <text:p text:style-name="P2">1 CV = 0.73 kW <text:s/>donc 100 CV = 73 kW<text:span text:style-name="T12">h</text:span></text:p>
      <text:p text:style-name="P2">1 kW = 1.36 CV</text:p>
      <text:p text:style-name="P72">1 Wh = 3600 Jo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22:36.878913623</meta:creation-date>
    <dc:date>2019-10-10T10:41:15.222504572</dc:date>
    <meta:editing-duration>PT3H4M26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4" meta:paragraph-count="123" meta:word-count="1459" meta:character-count="8464" meta:non-whitespace-character-count="7121"/>
  </office:meta>
</office:document-meta>
</file>